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background-color="#ffffff"/>
    </style:style>
    <style:style style:name="P2" style:family="paragraph" style:parent-style-name="Standard">
      <style:paragraph-properties fo:margin-left="0cm" fo:margin-right="0cm" fo:text-indent="0cm" style:auto-text-indent="false"/>
      <style:text-properties officeooo:rsid="001ccae3" officeooo:paragraph-rsid="001ccae3" fo:background-color="#ffffff"/>
    </style:style>
    <style:style style:name="P3" style:family="paragraph" style:parent-style-name="Standard">
      <style:paragraph-properties fo:margin-left="0cm" fo:margin-right="0cm" fo:text-indent="0cm" style:auto-text-indent="false"/>
      <style:text-properties fo:color="#000000" loext:opacity="100%" fo:background-color="#ffffff"/>
    </style:style>
    <style:style style:name="T1" style:family="text">
      <style:text-properties officeooo:rsid="001b05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 sujet de ce projet était de réaliser un site (HTML, CSS, java script) à partir d'une maquette fournie. Le processus de développement repose sur une méthode non obligatoire d'approche progressive et itérative. Elle consiste à d’abord développer le principal du HTML et seulement après l’écriture de la mise en forme (CSS). Mais avant cela j'ai mis en place l’arborescence des dossier<text:span text:style-name="T1">s</text:span> et fichier<text:span text:style-name="T1">s</text:span> en respectant un nommage par quasi convention afin de permettre une meilleur organisation, développement et débogage. l’entête du document HTML est généré automatiquement (dans l'ide visual studio code) par auto complétion, lorsque l'on saisie le caractère "!" et que l'on appuie sur tabulation. Ensuite j'adapte la langue en français en changeant "en" par "fr" et ajoute les liens vers les fichiers CSS. J'atoute 3 fichiers CSS dans mon projet via une balise link. Un fichier style.css, un fichier reboot.css qui réinitialise les réglages de mise en forme du navigateur d'affichage et un fichier du framework bootstrap minifié all.min.css. pour rajouter le fichier au document HTML j'utilise la balise script dans le head et dans laquelle je spécifie le chemin du fichier java script. pour répondre aux exigences légales d'accessibilité j'ai notamment intégré dans les images un attribut "Alt", parfois vide et aussi entre autre ajouté un titre (title) dans les liens a.</text:p>
      <text:p text:style-name="P3"/>
      <text:p text:style-name="P3">L’élément principal body se voit attribuer une largeur maximum (max-width) de 1170px, mais dont l'affichage est toujours de 100% du parent (HTML) en decà de cette valeur. Et dont la position vis à vis du parent est centré horizontalement grâce à un margin:auto. Pour permettre une meilleur interprétation du code par le DOM, je découpe de façon essentiel le body (corps du HTML) en 3 parties très parlante même pour un novice en anglais. Header, Main et Footer sont ces 3 sections. Dans le CSS, en haut du fichier je déclare la police de caractère personnalisé (pontiac) avec @font-face sous 4 formes se distinguant par la graisse. Dans le header il y a deux sous sections, une pour la barre de navigation et une pour le titre et le "hero". La barre de navigation se voit appliqué un flexbox (display:flex) pour aligner horizontalement le logo et le menu de navigation. Un space-between permet de les espacer tout en les fixant aux extrémités du conteneur. dans le menu avec balise HTML ul, j'applique un display:inline-block pour les disposer en ligne horizontale et pouvoir agir sur leur marge interne et externe notamment. Dans la deuxième partie du header, je place un arrière plan via le CSS : background : URL() afin de rendre possible plus facilement une superposition d'autre éléments. Ces éléments sont un titre et un bouton (en display:flex sur leur conteneur) que je met en colonne, aligne verticalement et horizontalement en usant respectivement des propriétés flex-direction:column, justify-content:center et align-items:center. </text:p>
      <text:p text:style-name="P3"/>
      <text:p text:style-name="P3">dans la section main il y a 3 sous sections (our works, pricing table et contact). elles contiennent chacune une première partie dont la structure et la mise en forme sont en commun (titre niveau 2 + paragaphe + police + mise en forme). Aussi pour être pragmatique j'utilise le même sélecteur CSS (une class) pour cette partie. Avec notamment un text-align:center, une taille de police (font-size) de 48px pour le h2 et une graisse (font-weight) de 300. le paragraphe p lui est en graisse "bold" et la police de caractère est l'Arial. </text:p>
      <text:p text:style-name="P3"/>
      <text:p text:style-name="P3">la première sous section (our works), a une largeur limité à 97% et une position horizontal centrée dans le conteneur parent. toujours dans our works, il existe une deuxième partie composée de photos dont la largeur du conteneur parent est fixé à 270px et séparé par un gap (distance inter photos minimal) de 15px. Un display flex sur le conteneur de toutes les photos, permet avec l'ajout des propriétés flex-wrap:wrap et justify-content:center de répondre aux exigences de responsivité et de mobile first. </text:p>
      <text:p text:style-name="P3"/>
      <text:p text:style-name="P3">L'entité HTML pricing table représentée par un conteneur utilisant une balise div, possède également une largeur de 97% et auto centré par rapport au parent, grâce à la valeur auto de la propriété margin. Dans l’élément pricing table on a 4 colonnes dont la forme ressemble à un tableau mais sur lequel j'utilise plutot 4 listes de type ul. comme dans la mise en forme précédente, les colonnes contenant du texte et un bouton en bas et en dernier subissent les contraintes d'un style de type flexbox et de retour à la ligne pour un responsive design dans les règles de l'art. Chaque <text:soft-page-break/>colonne est également séparée par un gap. Le bouton de chaque colonne est de type balise button et dont la couleur réagit au survol et focus tabulation (hover et focus) à des fins notamment d'accessibilité pour les personnes en situation d'handicap. </text:p>
      <text:p text:style-name="P3"/>
      <text:p text:style-name="P3">Dans la sous section contact il y a un formulaire (balise "form") en deuxième partie. Il est composé d'un champ de type texte (textarea), email (input="email"), nom (input="name"), d'une liste déroulante (balise select) et d'un bouton (button). La sous section contact a une couleur d’arrière plan (#2C3E50 en hexadécimal qui correspond à un gris sombre) grâce à la propriété CSS background-color. j'utilise successivement deux propriété display flex (sur des conteneur différent) pour permettre de mettre le champ message (textarea) à gauche et le reste à droite (name, email...) et ce qui est à droite en colonne. Pour le traitement du formulaire je spécifie une méthode <text:span text:style-name="T1">post</text:span> dans la balise form car il manipule des données personnelles. </text:p>
      <text:p text:style-name="P3"/>
      <text:p text:style-name="P1"/>
      <text:p text:style-name="P1"/>
      <text:p text:style-name="P1"/>
      <text:p text:style-name="P1"/>
      <text:p text:style-name="P1">Enfin le footer est composé d'un bouton retour positionné en absolue et dont le parent a une largeur fixe de 52px (taille image bouton retour), centré et positionné en relative. Afin de permettre une superposition du bouton avec l’élément précédent (contact) grâce à la propriété qui agit sur la position (top). En dessous il y a un paragraphe puis une liste de trois svg pour les réseaux sociaux, dans des liens (balise a) aligné horizontalement grâce à la propriété display avec la valeur inline-block. </text:p>
      <text:p text:style-name="P1"/>
      <text:p text:style-name="P1">Toujours dans le même projet en bonus j'ai créée un menu responsive en mobile first en utilisant un peu de java script. Dans le fichier scrypt.js je défini une fonction sans paramètre que j'appelle toggleMenu qui permet alternativement au clique d'ajouter ou de supprimer une classe. Dans cette exemple j'utilise la method queryselector qui permet de manipuler le DOM (via l'objet java script document) pour sélectionner la class contenant le menu. Ensuite grâce à ce ciblage j'ajoute ou supprime une class dynamiquement en utilisant la méthode toggle avec pour paramètre le nom de la class à ajouter. Par defaut la class n'existe pas et donc les éléments du menu son cachés (seul l'image svg en forme de burger sur mobile s'affiche). Le menu avant clique est repoussé en dehors de la fenêtre d'affichage grâce à une position absolue et un top négatif. Lorsque l'on clique sur le menu burger le menu mobile s'affiche grâce à l'ajout d'une class qui place le menu en colonne sous la barre de navigation, le tout en dynamique (sans rechargement de la page web). Grace aux media query en CSS j'utilise des propriétés différentes du reste du code pour les écrans dont la définition est de 1024px ou plus. </text:p>
      <text:p text:style-name="P1"/>
      <text:p text:style-name="P1"/>
      <text:p text:style-name="P1"/>
      <text:p text:style-name="P2">Exemple  2:</text:p>
      <text:p text:style-name="P2"/>
      <text:p text:style-name="P2"/>
      <text:p text:style-name="P2">Exercice du train. Le but est de reproduire une maquette en se basant sur un calque en fond de page, grâce au CSS et pour permettre de positionner les éléments correctement, en jouant grandement avec la propriété position:absolue. Les images sont <text:s/>bien entendu fournis et nécessitent un redimensionnement bien souvent à fin de s'adapter au calque. Le HTML/CSS est assez simple; l’élément avec la balise main est le seul à être en position relative sa taille est fixe et elle est en largeur de 1440px (width) et en hauteur de 967px (height). Un margin auto permet de le centrer automatiquement, même au redimensionnement de la page ou pour être plus pragmatique de rester centré selon l’écran d'affichage. il se voit aussi appliqué une propriété qui masque ce qui dépasse de <text:soft-page-break/>ses dimensions (overflow:hidden). Il contient un autre élément qui occupe 93.3% de la largeur de son parent et une hauteur de 900px et qui contient le calque.</text:p>
      <text:p text:style-name="P2"/>
      <text:p text:style-name="P2">Concrètement j'ai créé 13 elements frères avec chacun une balise div et une class pour ensuite y mettre les images, mais en background CSS. voici les 13 class : class="sun", class="train", class="individu", class="arbre_droite", class="moutain", class="ground", class="building", class="rails", class="cloud1", class="cloud2", class="smoke", class="bird-1", class="bird-2".</text:p>
      <text:p text:style-name="P2"/>
      <text:p text:style-name="P2">sur la class sun je positionne la div conteneur en absolue et redimensionne la photo en 300px X 300px et lui donne un top:9px et un left:640px. Un background-color donne une couleur à l’élément ciblé et un border-radius:60% pour lui donner une forme ronde.</text:p>
      <text:p text:style-name="P2"/>
      <text:p text:style-name="P2">la class train est une image assez grande d'un train en position: absolute et un bottom:72px (position à partir du point bas du conteneur parent en position relative). Même chose pour le décalage horizontal avec la propriété left à -2118.5px. pour l'image j'utilise un background: url('imgs/train.png') no-repeat. la largeur du conteneur (class train) est de width: 3061px et la hauteur est de height: 274px. La taille de l'image d’arrière plan est de 2980px (background-size:2980px). le HTML CSS permet la superposition d’élément, par conséquent il faut pouvoir définir la position de chaque élément superposé sur la profondeur (la 3eme dimension). j'utilise ici un z-index:5.</text:p>
      <text:p text:style-name="P2"/>
      <text:p text:style-name="P2">l’élément dont la class est individu est également positionné en absolue avec un top:61px et lef:180px et un z-index de 6 de sorte à être devant le train sans le recouvrir totalement. du fait qu'il est plus petit que le train avec un width:867px et un height:448px. L'image d’arrière plan est de taille fixé à background-size: 867px 448px pour correspondre à son conteneur.</text:p>
      <text:p text:style-name="P2"/>
      <text:p text:style-name="P2">sur l’élément possédant la class="arbre_droite", je place la photo sur la droite et son conteneur a une largeur de 430px et une hauteur de 495px avec un background-size: 530px 495px. la position du parent est placé depuis la droite à 97px et depuis le bas à -5px.</text:p>
      <text:p text:style-name="P2"/>
      <text:p text:style-name="P2">sur l’élément de la class moutain je pose la largeur à width: 800px et sa hauteur à height:170px. j'utilise une petite astuce qui consiste à mettre un background-size:2552px plus grand que son conteneur afin de mettre à l’échelle les montagnes de neige tout en masquant ce qui n'est pas nécessaire de voir de l'image. la position absolue du background et à 97px de la droite et à 492px du haut. son z-index est de 0 pour être derrière les arbres notamment et les montagnes verte de la class ground.</text:p>
      <text:p text:style-name="P2"/>
      <text:p text:style-name="P2">la class ground appartient à l’élément qui a une image de montagnes verte dont le parent a une taille de 2590px et 778px respectivement en largeur et hauteur. la taille de l'image background est définit grâce à la propriété CSS background-size:4230px 778px. la position de la gauche est de -1246px (par rapport au coté gauche de l’élément) et du haut de 514px (par rapport au coté haut de l’élément). son positionnement en superposition utilise un z-index 3.</text:p>
      <text:p text:style-name="P2"/>
      <text:p text:style-name="P2">la class suivante agissant sur l’élément parent contenant une image d'immeuble est la class="building" avec un width: 1130px et un height:301px. la taille de l'image est de background-size: 1224px 325px. sa position du point haut du conteneur parent en position relative est de top:461px et de la gauche à left: -502.5px.</text:p>
      <text:p text:style-name="P2"/>
      <text:p text:style-name="P2">Pour positionner les rails sous le train (class="train" vu précédemment) j'utilise d'abord l'image fournie à laquelle je donne une taille de background-size de 4030px par 34px. Puis sur le conteneur parant je mets des dimensions x et y à respectivement 1790px et 34px et une position absolue du <text:soft-page-break/>haut de -448px et de la gauche de 779px. Enfin je lui applique un z-index:4 pour le positionner derrière le train et les individus.</text:p>
      <text:p text:style-name="P2"/>
      <text:p text:style-name="P2">les nuages qui sont au nombre de 2 du point de vue élément HTML ont une largeur/hauteur de leur conteneur parent (.icloud1 et .icloud2) respectivement de 917px/622px et 473px/485px. En revanche leurs dimensions intrinsèque est de background-size:1078px 673px et de background-size:785px 477px. l'un est positionné à top/left de 10px/427px et l'autre à 177px/871px. Étant donné que leur conteneur se trouvent dans le code HTML à l’intérieur du "super" conteneur (.container-scene), l'image de ce dernier est en arrière plan de la leur. Par conséquent il n'est pas nécessaire de leur spécifier un z-index. Notamment parce qu’il y a aucun élément qui vient se positionner sur les 2 (pas d'intersection x et y avec un (n+2)ieme élément avec n ∈ à N) dans la 3eme dimension.</text:p>
      <text:p text:style-name="P2"/>
      <text:p text:style-name="P2">la dernière partie (class .smoke .bird1 et .bird2) merite que l'on s'y attarde d'avantage, notamment parce qu’on fait appel à du java script. Plus précisément j'utilise la méthode @keyframes pour donner l'illusion que les images qui leurs sont associées sont animées. tout d’abord comme sur les éléments précédent je leur donne un style de base. bird1 et bird2 ont une taille respective de 80px/54px et 76px/36px et une taille de fond d’écran(background-size) de 640px/54px et 610px/36px et tout les deux étant positionné en absolue ils se placent en haut à gauche de leur conteneur lorsque top et left sont à 0. les conteneurs des images (bird) ont une position de top:297px et left:1002px et de top:107px et left:470px. </text:p>
      <text:p text:style-name="P2"/>
      <text:p text:style-name="P2"/>
      <text:p text:style-name="P2">la propriété CSS animation me permet de lui dire le nom de l'animation keyframes, la durée de l'animation, le nombre de parties de même taille (état du vol à un moment donnée) par laquelle est divisée l'animation (et qui correspond au nombre d'instantané de l'image d'oiseaux si on veut éviter un défilement vers la gauche ou droite). soit textuellement en CSS cela donne : animation: birds-anim-1 1s steps(8) infinite. On constate également une valeur de "infinite" qui permet de répéter l'animation à l'infinie. la partie @keyframes permet de diviser l'animation en sous étape, soit en mettant un pourcentage soit en mettant quand il n'y a que deux étapes les mots clés from et to. voici le code : <text:s text:c="5"/></text:p>
      <text:p text:style-name="P2">@keyframes birds-anim-1 {</text:p>
      <text:p text:style-name="P2"><text:s text:c="8"/>from {</text:p>
      <text:p text:style-name="P2"><text:s text:c="10"/>background-position: -1px -1px;</text:p>
      <text:p text:style-name="P2"><text:s text:c="8"/>}</text:p>
      <text:p text:style-name="P2"><text:s text:c="8"/>to {</text:p>
      <text:p text:style-name="P2"><text:s text:c="10"/>background-position: -640px -1px;</text:p>
      <text:p text:style-name="P2"><text:s text:c="8"/>} </text:p>
      <text:p text:style-name="P2">}</text:p>
      <text:p text:style-name="P2"/>
      <text:p text:style-name="P2">pour la deuxième image l'animation est très similaire. dans les deux cas l'animation sur une durée de 1 secondes modifie la position de l'image de -1px/-1px à -640px/-1px. donc un déplacement dont le mouvement horizontal et vers la gauche est non perceptible car le nombre d'etape (8 et chacune d'une durée de 1/8 s) correspond au nombre de sous image de l'image principale. le résultat de cette animation correspond au battement des ailes de plusieurs oiseaux. le même genre d'effet est appliqué à la fumée du train pour donner l'impression d'un dégagement de fumée dynamique mais qui au final repose en réalité sur un phénomène physiologique de persistance rétinienn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8T13:20:20.094000000</meta:creation-date>
    <dc:date>2024-02-23T16:53:20.517000000</dc:date>
    <meta:editing-duration>PT58M59S</meta:editing-duration>
    <meta:editing-cycles>3</meta:editing-cycles>
    <meta:generator>LibreOffice/7.6.2.1$Windows_X86_64 LibreOffice_project/56f7684011345957bbf33a7ee678afaf4d2ba333</meta:generator>
    <meta:document-statistic meta:table-count="0" meta:image-count="0" meta:object-count="0" meta:page-count="4" meta:paragraph-count="31" meta:word-count="2420" meta:character-count="14844" meta:non-whitespace-character-count="12385"/>
  </office:meta>
</office:document-meta>
</file>